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9" calcext:value-type="float">
            <text:p>189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9.7" calcext:value-type="float">
            <text:p>189.7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251.657" calcext:value-type="float">
            <text:p>251.657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834802.7" calcext:value-type="float">
            <text:p>187834802.7</text:p>
          </table:table-cell>
          <table:table-cell table:style-name="ce3" table:formula="of:=AVERAGE([.R4:.R13])" office:value-type="float" office:value="187626219.5" calcext:value-type="float">
            <text:p>187626219.5</text:p>
          </table:table-cell>
          <table:table-cell table:style-name="ce3" table:formula="of:=AVERAGE([.S4:.S13])" office:value-type="float" office:value="188979078.9" calcext:value-type="float">
            <text:p>188979078.9</text:p>
          </table:table-cell>
          <table:table-cell table:style-name="ce3" table:formula="of:=AVERAGE([.T4:.T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51.4982010581168" calcext:value-type="float">
            <text:p>51.498201058116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802462.289184295" calcext:value-type="float">
            <text:p>802462.289184295</text:p>
          </table:table-cell>
          <table:table-cell table:style-name="ce3" table:formula="of:=STDEV([.R4:.R13])" office:value-type="float" office:value="592244.376159078" calcext:value-type="float">
            <text:p>592244.376159078</text:p>
          </table:table-cell>
          <table:table-cell table:style-name="ce3" table:formula="of:=STDEV([.S4:.S13])" office:value-type="float" office:value="2059384.26439428" calcext:value-type="float">
            <text:p>2059384.26439428</text:p>
          </table:table-cell>
          <table:table-cell table:style-name="ce3" table:formula="of:=STDEV([.T4:.T13])" office:value-type="float" office:value="51541075.7926223" calcext:value-type="float">
            <text:p>51541075.7926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0747227463565991" calcext:value-type="float">
            <text:p>-0.074722746356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277336673301875" calcext:value-type="float">
            <text:p>-0.277336673301875</text:p>
          </table:table-cell>
          <table:table-cell table:formula="of:=100-(([.D14]*100)/[.B14])" office:value-type="float" office:value="0.463923274227724" calcext:value-type="float">
            <text:p>0.463923274227724</text:p>
          </table:table-cell>
          <table:table-cell table:formula="of:=100-(([.E14]*100)/[.C14])" office:value-type="float" office:value="-11.0487352105746" calcext:value-type="float">
            <text:p>-11.0487352105746</text:p>
          </table:table-cell>
          <table:table-cell table:number-columns-repeated="8"/>
          <table:table-cell table:formula="of:=100-(([.N14]*100)/[.L14])" office:value-type="float" office:value="-0.653738719381181" calcext:value-type="float">
            <text:p>-0.653738719381181</text:p>
          </table:table-cell>
          <table:table-cell table:formula="of:=100-(([.O14]*100)/[.M14])" office:value-type="float" office:value="-35.2841883443267" calcext:value-type="float">
            <text:p>-35.2841883443267</text:p>
          </table:table-cell>
          <table:table-cell table:number-columns-repeated="5"/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780377821071298" calcext:value-type="float">
            <text:p>-0.780377821071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8.06241872561769" calcext:value-type="float">
            <text:p>-8.06241872561769</text:p>
          </table:table-cell>
          <table:table-cell table:formula="of:=100-(([.D14]*100)/[.B14])" office:value-type="float" office:value="3.85078219013238" calcext:value-type="float">
            <text:p>3.85078219013238</text:p>
          </table:table-cell>
          <table:table-cell table:formula="of:=100-(([.E14]*100)/[.C14])" office:value-type="float" office:value="-15.0845253576073" calcext:value-type="float">
            <text:p>-15.0845253576073</text:p>
          </table:table-cell>
          <table:table-cell table:number-columns-repeated="8"/>
          <table:table-cell table:formula="of:=100-(([.N14]*100)/[.L14])" office:value-type="float" office:value="1.29019646173394" calcext:value-type="float">
            <text:p>1.29019646173394</text:p>
          </table:table-cell>
          <table:table-cell table:formula="of:=100-(([.O14]*100)/[.M14])" office:value-type="float" office:value="-50.6873454020095" calcext:value-type="float">
            <text:p>-50.6873454020095</text:p>
          </table:table-cell>
          <table:table-cell table:number-columns-repeated="5"/>
        </table:table-row>
      </table:table>
      <table:table table:name="EP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2.692" calcext:value-type="float">
            <text:p>22.692</text:p>
          </table:table-cell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4638571.4" calcext:value-type="float">
            <text:p>84638571.4</text:p>
          </table:table-cell>
          <table:table-cell table:style-name="ce3" table:formula="of:=AVERAGE([.R4:.R13])" office:value-type="float" office:value="84996368.4" calcext:value-type="float">
            <text:p>84996368.4</text:p>
          </table:table-cell>
          <table:table-cell table:style-name="ce3" table:formula="of:=AVERAGE([.S4:.S13])" office:value-type="float" office:value="84760869.7" calcext:value-type="float">
            <text:p>84760869.7</text:p>
          </table:table-cell>
          <table:table-cell table:style-name="ce3" table:formula="of:=AVERAGE([.T4:.T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0.0370585122924988" calcext:value-type="float">
            <text:p>0.037058512292499</text:p>
          </table:table-cell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 table:style-name="ce3" table:formula="of:=STDEV([.Q4:.Q13])" office:value-type="float" office:value="263136.778232749" calcext:value-type="float">
            <text:p>263136.778232749</text:p>
          </table:table-cell>
          <table:table-cell table:style-name="ce3" table:formula="of:=STDEV([.R4:.R13])" office:value-type="float" office:value="355386.952170354" calcext:value-type="float">
            <text:p>355386.952170354</text:p>
          </table:table-cell>
          <table:table-cell table:style-name="ce3" table:formula="of:=STDEV([.S4:.S13])" office:value-type="float" office:value="191185.181385919" calcext:value-type="float">
            <text:p>191185.181385919</text:p>
          </table:table-cell>
          <table:table-cell table:style-name="ce3" table:formula="of:=STDEV([.T4:.T13])" office:value-type="float" office:value="2466093.0908107" calcext:value-type="float">
            <text:p>2466093.090810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0.458839723754949" calcext:value-type="float">
            <text:p>0.458839723754949</text:p>
          </table:table-cell>
          <table:table-cell table:formula="of:=100-(([.N14]*100)/[.L14])" office:value-type="float" office:value="-0.180836101031829" calcext:value-type="float">
            <text:p>-0.180836101031829</text:p>
          </table:table-cell>
          <table:table-cell table:formula="of:=100-(([.O14]*100)/[.M14])" office:value-type="float" office:value="-5.09194442156782" calcext:value-type="float">
            <text:p>-5.09194442156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02250651504383" calcext:value-type="float">
            <text:p>-0.502250651504383</text:p>
          </table:table-cell>
          <table:table-cell table:formula="of:=100-(([.D14]*100)/[.B14])" office:value-type="float" office:value="-0.414879072179545" calcext:value-type="float">
            <text:p>-0.414879072179545</text:p>
          </table:table-cell>
          <table:table-cell table:formula="of:=100-(([.E14]*100)/[.C14])" office:value-type="float" office:value="-2.87609571191659" calcext:value-type="float">
            <text:p>-2.87609571191659</text:p>
          </table:table-cell>
          <table:table-cell table:number-columns-repeated="15"/>
        </table:table-row>
      </table:table>
      <table:table table:name="IS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 table:style-name="ce3" table:formula="of:=AVERAGE([.F4:.F13])" office:value-type="float" office:value="0.35" calcext:value-type="float">
            <text:p>0.35</text:p>
          </table:table-cell>
          <table:table-cell table:style-name="ce3" table:formula="of:=AVERAGE([.G4:.G13])" office:value-type="float" office:value="1299978" calcext:value-type="float">
            <text:p>1299978</text:p>
          </table:table-cell>
          <table:table-cell table:style-name="ce3" table:formula="of:=AVERAGE([.H4:.H13])" office:value-type="float" office:value="1198414.4" calcext:value-type="float">
            <text:p>1198414.4</text:p>
          </table:table-cell>
          <table:table-cell table:style-name="ce3" table:formula="of:=AVERAGE([.I4:.I13])" office:value-type="float" office:value="1307276.2" calcext:value-type="float">
            <text:p>1307276.2</text:p>
          </table:table-cell>
          <table:table-cell table:style-name="ce3" table:formula="of:=AVERAGE([.J4:.J13])" office:value-type="float" office:value="4056804.3" calcext:value-type="float">
            <text:p>4056804.3</text:p>
          </table:table-cell>
          <table:table-cell/>
          <table:table-cell table:style-name="ce3" table:formula="of:=AVERAGE([.L4:.L13])" office:value-type="float" office:value="1.503" calcext:value-type="float">
            <text:p>1.503</text:p>
          </table:table-cell>
          <table:table-cell table:style-name="ce3" table:formula="of:=AVERAGE([.M4:.M13])" office:value-type="float" office:value="1.363" calcext:value-type="float">
            <text:p>1.363</text:p>
          </table:table-cell>
          <table:table-cell table:style-name="ce3" table:formula="of:=AVERAGE([.N4:.N13])" office:value-type="float" office:value="1.351" calcext:value-type="float">
            <text:p>1.351</text:p>
          </table:table-cell>
          <table:table-cell table:style-name="ce3" table:formula="of:=AVERAGE([.O4:.O13])" office:value-type="float" office:value="1.544" calcext:value-type="float">
            <text:p>1.544</text:p>
          </table:table-cell>
          <table:table-cell table:style-name="ce3" table:formula="of:=AVERAGE([.P4:.P13])" office:value-type="float" office:value="1.392" calcext:value-type="float">
            <text:p>1.392</text:p>
          </table:table-cell>
          <table:table-cell table:style-name="ce3" table:formula="of:=AVERAGE([.Q4:.Q13])" office:value-type="float" office:value="5225832.3" calcext:value-type="float">
            <text:p>5225832.3</text:p>
          </table:table-cell>
          <table:table-cell table:style-name="ce3" table:formula="of:=AVERAGE([.R4:.R13])" office:value-type="float" office:value="4792490.8" calcext:value-type="float">
            <text:p>4792490.8</text:p>
          </table:table-cell>
          <table:table-cell table:style-name="ce3" table:formula="of:=AVERAGE([.S4:.S13])" office:value-type="float" office:value="4913606.8" calcext:value-type="float">
            <text:p>4913606.8</text:p>
          </table:table-cell>
          <table:table-cell table:style-name="ce3" table:formula="of:=AVERAGE([.T4:.T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 table:style-name="ce3" table:formula="of:=STDEV([.F4:.F13])" office:value-type="float" office:value="0" calcext:value-type="float">
            <text:p>0</text:p>
          </table:table-cell>
          <table:table-cell table:style-name="ce3" table:formula="of:=STDEV([.G4:.G13])" office:value-type="float" office:value="23697.582661529" calcext:value-type="float">
            <text:p>23697.582661529</text:p>
          </table:table-cell>
          <table:table-cell table:style-name="ce3" table:formula="of:=STDEV([.H4:.H13])" office:value-type="float" office:value="29901.8553500912" calcext:value-type="float">
            <text:p>29901.8553500912</text:p>
          </table:table-cell>
          <table:table-cell table:style-name="ce3" table:formula="of:=STDEV([.I4:.I13])" office:value-type="float" office:value="49402.7339859738" calcext:value-type="float">
            <text:p>49402.7339859738</text:p>
          </table:table-cell>
          <table:table-cell table:style-name="ce3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3" table:formula="of:=STDEV([.L4:.L13])" office:value-type="float" office:value="0.0343349514181816" calcext:value-type="float">
            <text:p>0.034334951418182</text:p>
          </table:table-cell>
          <table:table-cell table:style-name="ce3" table:formula="of:=STDEV([.M4:.M13])" office:value-type="float" office:value="0.0411096095821889" calcext:value-type="float">
            <text:p>0.041109609582189</text:p>
          </table:table-cell>
          <table:table-cell table:style-name="ce3" table:formula="of:=STDEV([.N4:.N13])" office:value-type="float" office:value="0.00316227766016831" calcext:value-type="float">
            <text:p>0.003162277660168</text:p>
          </table:table-cell>
          <table:table-cell table:style-name="ce3" table:formula="of:=STDEV([.O4:.O13])" office:value-type="float" office:value="0.14377451481786" calcext:value-type="float">
            <text:p>0.14377451481786</text:p>
          </table:table-cell>
          <table:table-cell table:style-name="ce3" table:formula="of:=STDEV([.P4:.P13])" office:value-type="float" office:value="0.00421637021355775" calcext:value-type="float">
            <text:p>0.004216370213558</text:p>
          </table:table-cell>
          <table:table-cell table:style-name="ce3" table:formula="of:=STDEV([.Q4:.Q13])" office:value-type="float" office:value="132485.899362955" calcext:value-type="float">
            <text:p>132485.899362955</text:p>
          </table:table-cell>
          <table:table-cell table:style-name="ce3" table:formula="of:=STDEV([.R4:.R13])" office:value-type="float" office:value="44546.5342530208" calcext:value-type="float">
            <text:p>44546.5342530208</text:p>
          </table:table-cell>
          <table:table-cell table:style-name="ce3" table:formula="of:=STDEV([.S4:.S13])" office:value-type="float" office:value="47317.0242555467" calcext:value-type="float">
            <text:p>47317.0242555467</text:p>
          </table:table-cell>
          <table:table-cell table:style-name="ce3" table:formula="of:=STDEV([.T4:.T13])" office:value-type="float" office:value="224082.239831223" calcext:value-type="float">
            <text:p>224082.239831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0.2714600146735" calcext:value-type="float">
            <text:p>-10.2714600146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7.6487252124646" calcext:value-type="float">
            <text:p>-7.6487252124646</text:p>
          </table:table-cell>
          <table:table-cell table:formula="of:=100-(([.D14]*100)/[.B14])" office:value-type="float" office:value="8.42105263157893" calcext:value-type="float">
            <text:p>8.42105263157893</text:p>
          </table:table-cell>
          <table:table-cell table:formula="of:=100-(([.E14]*100)/[.C14])" office:value-type="float" office:value="-9.63172804532579" calcext:value-type="float">
            <text:p>-9.63172804532579</text:p>
          </table:table-cell>
          <table:table-cell table:number-columns-repeated="8"/>
          <table:table-cell table:formula="of:=100-(([.N14]*100)/[.L14])" office:value-type="float" office:value="10.1131071190951" calcext:value-type="float">
            <text:p>10.1131071190951</text:p>
          </table:table-cell>
          <table:table-cell table:formula="of:=100-(([.O14]*100)/[.M14])" office:value-type="float" office:value="-13.2795304475422" calcext:value-type="float">
            <text:p>-13.2795304475422</text:p>
          </table:table-cell>
          <table:table-cell table:number-columns-repeated="5"/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0.912" calcext:value-type="float">
            <text:p>0.912</text:p>
          </table:table-cell>
          <table:table-cell table:style-name="ce3" table:formula="of:=AVERAGE([.F4:.F13])" office:value-type="float" office:value="0.846" calcext:value-type="float">
            <text:p>0.846</text:p>
          </table:table-cell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style-name="ce3" table:formula="of:=AVERAGE([.O4:.O13])" office:value-type="float" office:value="4.342" calcext:value-type="float">
            <text:p>4.342</text:p>
          </table:table-cell>
          <table:table-cell table:style-name="ce3" table:formula="of:=AVERAGE([.P4:.P13])" office:value-type="float" office:value="3.91" calcext:value-type="float">
            <text:p>3.91</text:p>
          </table:table-cell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0.0423739962188552" calcext:value-type="float">
            <text:p>0.042373996218855</text:p>
          </table:table-cell>
          <table:table-cell table:style-name="ce3" table:formula="of:=STDEV([.F4:.F13])" office:value-type="float" office:value="0.00516397779494323" calcext:value-type="float">
            <text:p>0.005163977794943</text:p>
          </table:table-cell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style-name="ce3" table:formula="of:=STDEV([.O4:.O13])" office:value-type="float" office:value="0.231122862949077" calcext:value-type="float">
            <text:p>0.231122862949077</text:p>
          </table:table-cell>
          <table:table-cell table:style-name="ce3" table:formula="of:=STDEV([.P4:.P13])" office:value-type="float" office:value="0.0235702260395515" calcext:value-type="float">
            <text:p>0.023570226039552</text:p>
          </table:table-cell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4.4918444165621" calcext:value-type="float">
            <text:p>-4.4918444165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20673076923076" calcext:value-type="float">
            <text:p>-4.20673076923076</text:p>
          </table:table-cell>
          <table:table-cell table:formula="of:=100-(([.D14]*100)/[.B14])" office:value-type="float" office:value="3.80622837370242" calcext:value-type="float">
            <text:p>3.80622837370242</text:p>
          </table:table-cell>
          <table:table-cell table:formula="of:=100-(([.E14]*100)/[.C14])" office:value-type="float" office:value="-9.61538461538461" calcext:value-type="float">
            <text:p>-9.61538461538461</text:p>
          </table:table-cell>
          <table:table-cell table:number-columns-repeated="8"/>
          <table:table-cell table:formula="of:=100-(([.N14]*100)/[.L14])" office:value-type="float" office:value="6.96445725264168" calcext:value-type="float">
            <text:p>6.96445725264168</text:p>
          </table:table-cell>
          <table:table-cell table:formula="of:=100-(([.O14]*100)/[.M14])" office:value-type="float" office:value="-8.95859473023839" calcext:value-type="float">
            <text:p>-8.95859473023839</text:p>
          </table:table-cell>
          <table:table-cell table:number-columns-repeated="5"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4.12" calcext:value-type="float">
            <text:p>24.12</text:p>
          </table:table-cell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 table:style-name="ce3" table:formula="of:=AVERAGE([.Q4:.Q13])" office:value-type="float" office:value="108.765" calcext:value-type="float">
            <text:p>108.765</text:p>
          </table:table-cell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0.136137185711081" calcext:value-type="float">
            <text:p>0.136137185711081</text:p>
          </table:table-cell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 table:style-name="ce3" table:formula="of:=STDEV([.Q4:.Q13])" office:value-type="float" office:value="0.411427055773224" calcext:value-type="float">
            <text:p>0.411427055773224</text:p>
          </table:table-cell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Pct diff Linux/Htux</text:p>
          </table:table-cell>
          <table:table-cell/>
          <table:table-cell table:formula="of:=100-(([.M14]*100)/[.N14])" office:value-type="float" office:value="-1.78414339124697" calcext:value-type="float">
            <text:p>-1.78414339124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C14]*100)/[.D14])" office:value-type="float" office:value="-2.84468438538207" calcext:value-type="float">
            <text:p>-2.84468438538207</text:p>
          </table:table-cell>
          <table:table-cell table:formula="of:=100-(([.E14]*100)/[.C14])" office:value-type="float" office:value="2.61255804562893" calcext:value-type="float">
            <text:p>2.61255804562893</text:p>
          </table:table-cell>
          <table:table-cell table:formula="of:=100-(([.F14]*100)/[.D14])" office:value-type="float" office:value="-10" calcext:value-type="float">
            <text:p>-10</text:p>
          </table:table-cell>
          <table:table-cell table:number-columns-repeated="8"/>
          <table:table-cell table:formula="of:=100-(([.O14]*100)/[.M14])" office:value-type="float" office:value="1.84650011253657" calcext:value-type="float">
            <text:p>1.84650011253657</text:p>
          </table:table-cell>
          <table:table-cell table:formula="of:=100-(([.P14]*100)/[.N14])" office:value-type="float" office:value="-15.7512279158419" calcext:value-type="float">
            <text:p>-15.7512279158419</text:p>
          </table:table-cell>
          <table:table-cell table:number-columns-repeated="5"/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4.582" calcext:value-type="float">
            <text:p>14.582</text:p>
          </table:table-cell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 table:style-name="ce3" table:formula="of:=AVERAGE([.P4:.P13])" office:value-type="float" office:value="77.478" calcext:value-type="float">
            <text:p>77.478</text:p>
          </table:table-cell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0.0475628239512986" calcext:value-type="float">
            <text:p>0.047562823951299</text:p>
          </table:table-cell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 table:style-name="ce3" table:formula="of:=STDEV([.P4:.P13])" office:value-type="float" office:value="0.712909531427377" calcext:value-type="float">
            <text:p>0.712909531427377</text:p>
          </table:table-cell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98883811521462" calcext:value-type="float">
            <text:p>-0.98883811521462</text:p>
          </table:table-cell>
          <table:table-cell table:formula="of:=100-(([.D14]*100)/[.B14])" office:value-type="float" office:value="1.23878050589718" calcext:value-type="float">
            <text:p>1.23878050589718</text:p>
          </table:table-cell>
          <table:table-cell table:formula="of:=100-(([.E14]*100)/[.C14])" office:value-type="float" office:value="-5.04906734586859" calcext:value-type="float">
            <text:p>-5.04906734586859</text:p>
          </table:table-cell>
          <table:table-cell table:number-columns-repeated="5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.80780780780782" calcext:value-type="float">
            <text:p>-1.8078078078078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100-(([.N14]*100)/[.L14])" office:value-type="float" office:value="1.5751283110141" calcext:value-type="float">
            <text:p>1.5751283110141</text:p>
          </table:table-cell>
          <table:table-cell table:formula="of:=100-(([.O14]*100)/[.M14])" office:value-type="float" office:value="-8.34384384384386" calcext:value-type="float">
            <text:p>-8.34384384384386</text:p>
          </table:table-cell>
          <table:table-cell table:number-columns-repeated="5"/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office:value-type="float" office:value="82.185494" calcext:value-type="float">
            <text:p>82.185494</text:p>
          </table:table-cell>
          <table:table-cell office:value-type="float" office:value="91.18" calcext:value-type="float">
            <text:p>91.18</text:p>
          </table:table-cell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 office:value-type="float" office:value="0.57327" calcext:value-type="float">
            <text:p>0.57327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office:value-type="float" office:value="82.430673" calcext:value-type="float">
            <text:p>82.430673</text:p>
          </table:table-cell>
          <table:table-cell office:value-type="float" office:value="98.55" calcext:value-type="float">
            <text:p>98.55</text:p>
          </table:table-cell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/>
          <table:table-cell office:value-type="float" office:value="83.216015" calcext:value-type="float">
            <text:p>83.216015</text:p>
          </table:table-cell>
          <table:table-cell office:value-type="float" office:value="85.828367" calcext:value-type="float">
            <text:p>85.828367</text:p>
          </table:table-cell>
          <table:table-cell office:value-type="float" office:value="81.959775" calcext:value-type="float">
            <text:p>81.959775</text:p>
          </table:table-cell>
          <table:table-cell office:value-type="float" office:value="92.27" calcext:value-type="float">
            <text:p>92.27</text:p>
          </table:table-cell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8583" calcext:value-type="float">
            <text:p>0.538583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/>
          <table:table-cell office:value-type="float" office:value="82.534116" calcext:value-type="float">
            <text:p>82.534116</text:p>
          </table:table-cell>
          <table:table-cell office:value-type="float" office:value="82.007456" calcext:value-type="float">
            <text:p>82.007456</text:p>
          </table:table-cell>
          <table:table-cell office:value-type="float" office:value="81.674071" calcext:value-type="float">
            <text:p>81.674071</text:p>
          </table:table-cell>
          <table:table-cell office:value-type="float" office:value="91.23" calcext:value-type="float">
            <text:p>91.23</text:p>
          </table:table-cell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/>
          <table:table-cell office:value-type="float" office:value="82.328908" calcext:value-type="float">
            <text:p>82.328908</text:p>
          </table:table-cell>
          <table:table-cell office:value-type="float" office:value="82.303333" calcext:value-type="float">
            <text:p>82.303333</text:p>
          </table:table-cell>
          <table:table-cell office:value-type="float" office:value="85.590172" calcext:value-type="float">
            <text:p>85.590172</text:p>
          </table:table-cell>
          <table:table-cell office:value-type="float" office:value="94.67" calcext:value-type="float">
            <text:p>94.67</text:p>
          </table:table-cell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572918" calcext:value-type="float">
            <text:p>0.572918</text:p>
          </table:table-cell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/>
          <table:table-cell office:value-type="float" office:value="82.094821" calcext:value-type="float">
            <text:p>82.094821</text:p>
          </table:table-cell>
          <table:table-cell office:value-type="float" office:value="82.716739" calcext:value-type="float">
            <text:p>82.716739</text:p>
          </table:table-cell>
          <table:table-cell office:value-type="float" office:value="83.086625" calcext:value-type="float">
            <text:p>83.086625</text:p>
          </table:table-cell>
          <table:table-cell office:value-type="float" office:value="90.24" calcext:value-type="float">
            <text:p>90.24</text:p>
          </table:table-cell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/>
          <table:table-cell office:value-type="float" office:value="82.971051" calcext:value-type="float">
            <text:p>82.971051</text:p>
          </table:table-cell>
          <table:table-cell office:value-type="float" office:value="81.881683" calcext:value-type="float">
            <text:p>81.881683</text:p>
          </table:table-cell>
          <table:table-cell office:value-type="float" office:value="81.636416" calcext:value-type="float">
            <text:p>81.636416</text:p>
          </table:table-cell>
          <table:table-cell office:value-type="float" office:value="99.56" calcext:value-type="float">
            <text:p>99.56</text:p>
          </table:table-cell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72884" calcext:value-type="float">
            <text:p>0.572884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/>
          <table:table-cell office:value-type="float" office:value="82.539575" calcext:value-type="float">
            <text:p>82.539575</text:p>
          </table:table-cell>
          <table:table-cell office:value-type="float" office:value="81.793188" calcext:value-type="float">
            <text:p>81.793188</text:p>
          </table:table-cell>
          <table:table-cell office:value-type="float" office:value="82.105638" calcext:value-type="float">
            <text:p>82.105638</text:p>
          </table:table-cell>
          <table:table-cell office:value-type="float" office:value="98.02" calcext:value-type="float">
            <text:p>98.02</text:p>
          </table:table-cell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 office:value-type="float" office:value="0.569276" calcext:value-type="float">
            <text:p>0.569276</text:p>
          </table:table-cell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/>
          <table:table-cell office:value-type="float" office:value="82.315036" calcext:value-type="float">
            <text:p>82.315036</text:p>
          </table:table-cell>
          <table:table-cell office:value-type="float" office:value="86.44623" calcext:value-type="float">
            <text:p>86.44623</text:p>
          </table:table-cell>
          <table:table-cell office:value-type="float" office:value="81.746232" calcext:value-type="float">
            <text:p>81.746232</text:p>
          </table:table-cell>
          <table:table-cell office:value-type="float" office:value="96.91" calcext:value-type="float">
            <text:p>96.91</text:p>
          </table:table-cell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 office:value-type="float" office:value="0.540487" calcext:value-type="float">
            <text:p>0.540487</text:p>
          </table:table-cell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/>
          <table:table-cell office:value-type="float" office:value="82.204841" calcext:value-type="float">
            <text:p>82.204841</text:p>
          </table:table-cell>
          <table:table-cell office:value-type="float" office:value="82.038725" calcext:value-type="float">
            <text:p>82.038725</text:p>
          </table:table-cell>
          <table:table-cell office:value-type="float" office:value="86.485963" calcext:value-type="float">
            <text:p>86.485963</text:p>
          </table:table-cell>
          <table:table-cell office:value-type="float" office:value="90.93" calcext:value-type="float">
            <text:p>90.93</text:p>
          </table:table-cell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5707065" calcext:value-type="float">
            <text:p>0.5707065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E4:.E13])" office:value-type="float" office:value="0.606865" calcext:value-type="float">
            <text:p>0.606865</text:p>
          </table:table-cell>
          <table:table-cell table:style-name="ce3" table:formula="of:=AVERAGE([.F4:.F13])" office:value-type="float" office:value="1.3808092" calcext:value-type="float">
            <text:p>1.3808092</text:p>
          </table:table-cell>
          <table:table-cell table:style-name="ce3"/>
          <table:table-cell table:style-name="ce3" table:formula="of:=AVERAGE([.H4:.H13])" office:value-type="float" office:value="82.612964" calcext:value-type="float">
            <text:p>82.612964</text:p>
          </table:table-cell>
          <table:table-cell table:style-name="ce3" table:formula="of:=AVERAGE([.I4:.I13])" office:value-type="float" office:value="83.0143965" calcext:value-type="float">
            <text:p>83.0143965</text:p>
          </table:table-cell>
          <table:table-cell table:style-name="ce3" table:formula="of:=AVERAGE([.J4:.J13])" office:value-type="float" office:value="82.8901059" calcext:value-type="float">
            <text:p>82.8901059</text:p>
          </table:table-cell>
          <table:table-cell table:style-name="ce3" table:formula="of:=AVERAGE([.K4:.K13])" office:value-type="float" office:value="94.356" calcext:value-type="float">
            <text:p>94.356</text:p>
          </table:table-cell>
          <table:table-cell table:style-name="ce3" table:formula="of:=AVERAGE([.L4:.L13])" office:value-type="float" office:value="207.0946847" calcext:value-type="float">
            <text:p>207.094684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4173408493615" calcext:value-type="float">
            <text:p>0.014417340849362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E4:.E13])" office:value-type="float" office:value="0.00830481233984246" calcext:value-type="float">
            <text:p>0.008304812339842</text:p>
          </table:table-cell>
          <table:table-cell table:style-name="ce3" table:formula="of:=STDEV([.F4:.F13])" office:value-type="float" office:value="0.0145559137336762" calcext:value-type="float">
            <text:p>0.014555913733676</text:p>
          </table:table-cell>
          <table:table-cell table:style-name="ce3"/>
          <table:table-cell table:style-name="ce3" table:formula="of:=STDEV([.H4:.H13])" office:value-type="float" office:value="0.391725299006843" calcext:value-type="float">
            <text:p>0.391725299006843</text:p>
          </table:table-cell>
          <table:table-cell table:style-name="ce3" table:formula="of:=STDEV([.I4:.I13])" office:value-type="float" office:value="1.68339381561807" calcext:value-type="float">
            <text:p>1.68339381561807</text:p>
          </table:table-cell>
          <table:table-cell table:style-name="ce3" table:formula="of:=STDEV([.J4:.J13])" office:value-type="float" office:value="1.72583486128968" calcext:value-type="float">
            <text:p>1.72583486128968</text:p>
          </table:table-cell>
          <table:table-cell table:style-name="ce3" table:formula="of:=STDEV([.K4:.K13])" office:value-type="float" office:value="3.61488957876539" calcext:value-type="float">
            <text:p>3.61488957876539</text:p>
          </table:table-cell>
          <table:table-cell table:style-name="ce3" table:formula="of:=STDEV([.L4:.L13])" office:value-type="float" office:value="0.537632073138836" calcext:value-type="float">
            <text:p>0.537632073138836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76825403650901" calcext:value-type="float">
            <text:p>-0.576825403650901</text:p>
          </table:table-cell>
          <table:table-cell table:formula="of:=100-(([.D14]*100)/[.B14])" office:value-type="float" office:value="0.573517210685353" calcext:value-type="float">
            <text:p>0.573517210685353</text:p>
          </table:table-cell>
          <table:table-cell table:formula="of:=100-(([.E14]*100)/[.C14])" office:value-type="float" office:value="-6.94911508557657" calcext:value-type="float">
            <text:p>-6.94911508557657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0.483569738412768" calcext:value-type="float">
            <text:p>0.483569738412768</text:p>
          </table:table-cell>
          <table:table-cell table:formula="of:=100-(([.J14]*100)/[.H14])" office:value-type="float" office:value="-0.335470229587685" calcext:value-type="float">
            <text:p>-0.335470229587685</text:p>
          </table:table-cell>
          <table:table-cell table:formula="of:=100-(([.K14]*100)/[.I14])" office:value-type="float" office:value="-13.6622127946205" calcext:value-type="float">
            <text:p>-13.66221279462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17:06:24.063357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26T20:06:01.151574994</dc:date>
    <meta:editing-duration>P1DT5H27M18S</meta:editing-duration>
    <meta:editing-cycles>342</meta:editing-cycles>
    <meta:generator>LibreOffice/5.2.7.2$Linux_X86_64 LibreOffice_project/20m0$Build-2</meta:generator>
    <meta:document-statistic meta:table-count="8" meta:cell-count="1892" meta:object-count="0"/>
  </office:meta>
</office:document-meta>
</file>